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Historic" svg:font-family="'Segoe UI Historic'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text-underline-style="solid" style:text-underline-width="auto" style:text-underline-color="font-color" officeooo:rsid="00060eaa" officeooo:paragraph-rsid="00060eaa"/>
    </style:style>
    <style:style style:name="P2" style:family="paragraph" style:parent-style-name="Standard">
      <style:text-properties fo:language="en" fo:country="GB" style:text-underline-style="none" officeooo:rsid="00060eaa" officeooo:paragraph-rsid="00060eaa"/>
    </style:style>
    <style:style style:name="P3" style:family="paragraph" style:parent-style-name="Standard">
      <style:text-properties fo:language="en" fo:country="GB" style:text-underline-style="none" fo:font-weight="bold" officeooo:rsid="0021b967" officeooo:paragraph-rsid="0021b967" style:font-weight-asian="bold" style:font-weight-complex="bold"/>
    </style:style>
    <style:style style:name="P4" style:family="paragraph" style:parent-style-name="Standard">
      <style:text-properties fo:language="de" fo:country="DE" style:text-underline-style="none" officeooo:rsid="00195e61" officeooo:paragraph-rsid="00195e61"/>
    </style:style>
    <style:style style:name="P5" style:family="paragraph" style:parent-style-name="Standard">
      <style:text-properties fo:language="de" fo:country="DE" style:text-underline-style="none" fo:font-weight="normal" officeooo:rsid="0021b967" officeooo:paragraph-rsid="0021b967" style:font-weight-asian="normal" style:font-weight-complex="normal"/>
    </style:style>
    <style:style style:name="P6" style:family="paragraph" style:parent-style-name="Standard">
      <style:text-properties fo:language="de" fo:country="DE" style:text-underline-style="none" fo:font-weight="normal" officeooo:rsid="002275bc" officeooo:paragraph-rsid="002275bc" style:font-weight-asian="normal" style:font-weight-complex="normal"/>
    </style:style>
    <style:style style:name="P7" style:family="paragraph" style:parent-style-name="Standard">
      <style:text-properties fo:language="de" fo:country="DE" style:text-underline-style="solid" style:text-underline-width="auto" style:text-underline-color="font-color" officeooo:rsid="000644d6" officeooo:paragraph-rsid="000644d6"/>
    </style:style>
    <style:style style:name="P8" style:family="paragraph" style:parent-style-name="Standard">
      <style:text-properties fo:color="#000000" fo:language="en" fo:country="GB" style:text-underline-style="none" officeooo:rsid="00060eaa" officeooo:paragraph-rsid="000899a3"/>
    </style:style>
    <style:style style:name="P9" style:family="paragraph" style:parent-style-name="Standard">
      <style:text-properties fo:color="#000000" fo:language="en" fo:country="GB" style:text-underline-style="none" officeooo:rsid="00060eaa" officeooo:paragraph-rsid="000a9f9c"/>
    </style:style>
    <style:style style:name="P10" style:family="paragraph" style:parent-style-name="Standard">
      <style:text-properties fo:color="#000000" fo:language="en" fo:country="GB" style:text-underline-style="none" officeooo:rsid="00060eaa" officeooo:paragraph-rsid="00144a3d"/>
    </style:style>
    <style:style style:name="P11" style:family="paragraph" style:parent-style-name="Standard">
      <style:text-properties fo:color="#000000" fo:language="de" fo:country="DE" style:text-underline-style="none" officeooo:rsid="000a9f9c" officeooo:paragraph-rsid="000a9f9c"/>
    </style:style>
    <style:style style:name="P12" style:family="paragraph" style:parent-style-name="Standard">
      <style:text-properties fo:color="#000000" fo:language="de" fo:country="DE" style:text-underline-style="none" officeooo:rsid="000b6c6c" officeooo:paragraph-rsid="000b6c6c"/>
    </style:style>
    <style:style style:name="P13" style:family="paragraph" style:parent-style-name="Standard">
      <style:text-properties fo:color="#000000" fo:language="de" fo:country="DE" style:text-underline-style="none" officeooo:rsid="000bc987" officeooo:paragraph-rsid="000d1720"/>
    </style:style>
    <style:style style:name="P14" style:family="paragraph" style:parent-style-name="Standard">
      <style:text-properties fo:color="#000000" fo:language="de" fo:country="DE" style:text-underline-style="none" officeooo:rsid="000bc987" officeooo:paragraph-rsid="000e445a"/>
    </style:style>
    <style:style style:name="P15" style:family="paragraph" style:parent-style-name="Standard">
      <style:text-properties fo:color="#000000" fo:language="de" fo:country="DE" style:text-underline-style="none" officeooo:rsid="00195e61" officeooo:paragraph-rsid="00195e61"/>
    </style:style>
    <style:style style:name="P16" style:family="paragraph" style:parent-style-name="Standard">
      <style:text-properties fo:color="#000000" fo:language="de" fo:country="DE" style:text-underline-style="none" fo:font-weight="bold" officeooo:rsid="001cae56" officeooo:paragraph-rsid="001cae56" style:font-weight-asian="bold" style:font-weight-complex="bold"/>
    </style:style>
    <style:style style:name="P17" style:family="paragraph" style:parent-style-name="Standard">
      <style:text-properties fo:font-size="12pt" fo:language="de" fo:country="DE" style:text-underline-style="none" fo:font-weight="bold" officeooo:rsid="0022fddf" officeooo:paragraph-rsid="0022fddf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language="de" fo:country="DE" style:text-underline-style="none" fo:font-weight="bold" officeooo:rsid="0026256a" officeooo:paragraph-rsid="0026256a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language="de" fo:country="DE" style:text-underline-style="none" fo:font-weight="bold" officeooo:rsid="002b14c4" officeooo:paragraph-rsid="002b14c4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language="de" fo:country="DE" style:text-underline-style="none" fo:font-weight="bold" officeooo:rsid="002f4a4e" officeooo:paragraph-rsid="002f4a4e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language="de" fo:country="DE" style:text-underline-style="none" fo:font-weight="normal" officeooo:rsid="0022fddf" officeooo:paragraph-rsid="0022fddf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de" fo:country="DE" style:text-underline-style="none" fo:font-weight="normal" officeooo:rsid="00233920" officeooo:paragraph-rsid="00233920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de" fo:country="DE" style:text-underline-style="none" fo:font-weight="normal" officeooo:rsid="00233920" officeooo:paragraph-rsid="0024938e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language="de" fo:country="DE" style:text-underline-style="none" fo:font-weight="normal" officeooo:rsid="0024938e" officeooo:paragraph-rsid="0024938e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language="de" fo:country="DE" style:text-underline-style="none" fo:font-weight="normal" officeooo:rsid="002560fd" officeooo:paragraph-rsid="002560fd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language="de" fo:country="DE" style:text-underline-style="none" fo:font-weight="normal" officeooo:rsid="0026151d" officeooo:paragraph-rsid="0026151d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language="de" fo:country="DE" style:text-underline-style="none" fo:font-weight="normal" officeooo:rsid="0026256a" officeooo:paragraph-rsid="0026256a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language="de" fo:country="DE" style:text-underline-style="none" fo:font-weight="normal" officeooo:rsid="00267e49" officeooo:paragraph-rsid="00267e49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language="de" fo:country="DE" style:text-underline-style="none" fo:font-weight="normal" officeooo:rsid="0028f356" officeooo:paragraph-rsid="0028f356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language="de" fo:country="DE" style:text-underline-style="none" fo:font-weight="normal" officeooo:rsid="002b14c4" officeooo:paragraph-rsid="002b14c4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language="de" fo:country="DE" style:text-underline-style="none" fo:font-weight="normal" officeooo:rsid="002b14c4" officeooo:paragraph-rsid="002d12e0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language="de" fo:country="DE" style:text-underline-style="none" fo:font-weight="normal" officeooo:rsid="002b14c4" officeooo:paragraph-rsid="002d8279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language="de" fo:country="DE" style:text-underline-style="none" fo:font-weight="normal" officeooo:rsid="002d8279" officeooo:paragraph-rsid="002d8279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de" fo:country="DE" style:text-underline-style="none" fo:font-weight="normal" officeooo:rsid="002e2316" officeooo:paragraph-rsid="002e2316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language="de" fo:country="DE" style:text-underline-style="none" fo:font-weight="normal" officeooo:rsid="002f4a4e" officeooo:paragraph-rsid="002f4a4e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language="de" fo:country="DE" style:text-underline-style="none" fo:font-weight="normal" officeooo:rsid="002f660a" officeooo:paragraph-rsid="002f660a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de" fo:country="DE" style:text-underline-style="none" fo:font-weight="normal" officeooo:rsid="002ff338" officeooo:paragraph-rsid="002ff338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language="de" fo:country="DE" style:text-underline-style="none" fo:font-weight="normal" officeooo:rsid="002ff338" officeooo:paragraph-rsid="002ff338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language="de" fo:country="DE" style:text-underline-style="none" fo:font-weight="normal" officeooo:rsid="0031b668" officeooo:paragraph-rsid="0031b668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style:font-name="Segoe UI Historic" fo:font-size="11.25pt" fo:letter-spacing="normal" fo:font-style="normal"/>
    </style:style>
    <style:style style:name="T2" style:family="text">
      <style:text-properties fo:font-variant="normal" fo:text-transform="none" style:font-name="Segoe UI Historic" fo:font-size="11.25pt" fo:letter-spacing="normal" fo:font-style="normal" fo:font-weight="normal"/>
    </style:style>
    <style:style style:name="T3" style:family="text">
      <style:text-properties fo:font-variant="normal" fo:text-transform="none" style:font-name="Segoe UI Historic" fo:font-size="11.25pt" fo:letter-spacing="normal" fo:font-style="normal" fo:font-weight="normal" officeooo:rsid="000ad9e2"/>
    </style:style>
    <style:style style:name="T4" style:family="text">
      <style:text-properties fo:font-variant="normal" fo:text-transform="none" style:font-name="Segoe UI Historic" fo:font-size="11.25pt" fo:letter-spacing="normal" fo:font-style="normal" fo:font-weight="normal" officeooo:rsid="000bb025"/>
    </style:style>
    <style:style style:name="T5" style:family="text">
      <style:text-properties fo:font-variant="normal" fo:text-transform="none" style:font-name="Segoe UI Historic" fo:font-size="11.25pt" fo:letter-spacing="normal" fo:font-style="normal" fo:font-weight="normal" officeooo:rsid="000d1720"/>
    </style:style>
    <style:style style:name="T6" style:family="text">
      <style:text-properties fo:font-variant="normal" fo:text-transform="none" style:font-name="Segoe UI Historic" fo:font-size="11.25pt" fo:letter-spacing="normal" fo:font-style="normal" fo:font-weight="normal" officeooo:rsid="000e445a"/>
    </style:style>
    <style:style style:name="T7" style:family="text">
      <style:text-properties fo:font-variant="normal" fo:text-transform="none" style:font-name="Segoe UI Historic" fo:font-size="11.25pt" fo:letter-spacing="normal" fo:font-style="normal" fo:font-weight="normal" officeooo:rsid="000e9b2c"/>
    </style:style>
    <style:style style:name="T8" style:family="text">
      <style:text-properties fo:font-variant="normal" fo:text-transform="none" style:font-name="Segoe UI Historic" fo:font-size="11.25pt" fo:letter-spacing="normal" fo:language="de" fo:country="DE" fo:font-style="normal" fo:font-weight="normal"/>
    </style:style>
    <style:style style:name="T9" style:family="text">
      <style:text-properties fo:font-variant="normal" fo:text-transform="none" style:font-name="Segoe UI Historic" fo:font-size="11.25pt" fo:letter-spacing="normal" fo:language="de" fo:country="DE" fo:font-style="normal" fo:font-weight="normal" officeooo:rsid="000752ae"/>
    </style:style>
    <style:style style:name="T10" style:family="text">
      <style:text-properties fo:font-variant="normal" fo:text-transform="none" style:font-name="Segoe UI Historic" fo:font-size="11.25pt" fo:letter-spacing="normal" fo:language="de" fo:country="DE" fo:font-style="normal" fo:font-weight="normal" officeooo:rsid="000899a3"/>
    </style:style>
    <style:style style:name="T11" style:family="text">
      <style:text-properties fo:font-variant="normal" fo:text-transform="none" style:font-name="Segoe UI Historic" fo:font-size="11.25pt" fo:letter-spacing="normal" fo:language="de" fo:country="DE" fo:font-style="normal" fo:font-weight="normal" officeooo:rsid="0009d736"/>
    </style:style>
    <style:style style:name="T12" style:family="text">
      <style:text-properties fo:font-variant="normal" fo:text-transform="none" style:font-name="Segoe UI Historic" fo:font-size="11.25pt" fo:letter-spacing="normal" fo:language="de" fo:country="DE" fo:font-style="normal" fo:font-weight="normal" officeooo:rsid="00103fa9"/>
    </style:style>
    <style:style style:name="T13" style:family="text">
      <style:text-properties fo:font-variant="normal" fo:text-transform="none" style:font-name="Segoe UI Historic" fo:font-size="11.25pt" fo:letter-spacing="normal" fo:language="de" fo:country="DE" fo:font-style="normal" fo:font-weight="normal" officeooo:rsid="00128010"/>
    </style:style>
    <style:style style:name="T14" style:family="text">
      <style:text-properties fo:font-variant="normal" fo:text-transform="none" style:font-name="Segoe UI Historic" fo:font-size="11.25pt" fo:letter-spacing="normal" fo:language="de" fo:country="DE" fo:font-style="normal" fo:font-weight="normal" officeooo:rsid="00144a3d"/>
    </style:style>
    <style:style style:name="T15" style:family="text">
      <style:text-properties fo:font-variant="normal" fo:text-transform="none" style:font-name="Segoe UI Historic" fo:font-size="11.25pt" fo:letter-spacing="normal" fo:language="de" fo:country="DE" fo:font-style="normal" fo:font-weight="normal" officeooo:rsid="0015748b"/>
    </style:style>
    <style:style style:name="T16" style:family="text">
      <style:text-properties fo:font-variant="normal" fo:text-transform="none" style:font-name="Segoe UI Historic" fo:font-size="11.25pt" fo:letter-spacing="normal" fo:language="de" fo:country="DE" fo:font-style="normal" fo:font-weight="normal" officeooo:rsid="0016cb02"/>
    </style:style>
    <style:style style:name="T17" style:family="text">
      <style:text-properties fo:font-variant="normal" fo:text-transform="none" style:font-name="Segoe UI Historic" fo:font-size="11.25pt" fo:letter-spacing="normal" fo:language="de" fo:country="DE" fo:font-style="normal" fo:font-weight="normal" officeooo:rsid="001d1079"/>
    </style:style>
    <style:style style:name="T18" style:family="text">
      <style:text-properties fo:font-variant="normal" fo:text-transform="none" style:font-name="Segoe UI Historic" fo:font-size="11.25pt" fo:letter-spacing="normal" fo:language="en" fo:country="GB" fo:font-style="normal"/>
    </style:style>
    <style:style style:name="T19" style:family="text">
      <style:text-properties fo:font-variant="normal" fo:text-transform="none" style:font-name="Segoe UI Historic" fo:font-size="11.25pt" fo:letter-spacing="normal" fo:language="en" fo:country="GB" fo:font-style="normal" fo:font-weight="normal" officeooo:rsid="00060eaa"/>
    </style:style>
    <style:style style:name="T20" style:family="text">
      <style:text-properties fo:font-variant="normal" fo:text-transform="none" fo:color="#000000" style:font-name="Segoe UI Historic" fo:font-size="11.25pt" fo:letter-spacing="normal" fo:font-style="normal" fo:font-weight="normal"/>
    </style:style>
    <style:style style:name="T21" style:family="text">
      <style:text-properties fo:language="de" fo:country="DE"/>
    </style:style>
    <style:style style:name="T22" style:family="text">
      <style:text-properties fo:language="en" fo:country="GB"/>
    </style:style>
    <style:style style:name="T23" style:family="text">
      <style:text-properties officeooo:rsid="002275bc"/>
    </style:style>
    <style:style style:name="T24" style:family="text">
      <style:text-properties officeooo:rsid="0022aca2"/>
    </style:style>
    <style:style style:name="T25" style:family="text">
      <style:text-properties officeooo:rsid="00236f42"/>
    </style:style>
    <style:style style:name="T26" style:family="text">
      <style:text-properties officeooo:rsid="0024938e"/>
    </style:style>
    <style:style style:name="T27" style:family="text">
      <style:text-properties fo:font-weight="bold" officeooo:rsid="0024938e" style:font-weight-asian="bold" style:font-weight-complex="bold"/>
    </style:style>
    <style:style style:name="T28" style:family="text">
      <style:text-properties fo:font-weight="bold" officeooo:rsid="002d8279" style:font-weight-asian="bold" style:font-weight-complex="bold"/>
    </style:style>
    <style:style style:name="T29" style:family="text">
      <style:text-properties officeooo:rsid="0026256a"/>
    </style:style>
    <style:style style:name="T30" style:family="text">
      <style:text-properties officeooo:rsid="0027f66a"/>
    </style:style>
    <style:style style:name="T31" style:family="text">
      <style:text-properties officeooo:rsid="002d12e0"/>
    </style:style>
    <style:style style:name="T32" style:family="text">
      <style:text-properties officeooo:rsid="002d8279"/>
    </style:style>
    <style:style style:name="T33" style:family="text">
      <style:text-properties officeooo:rsid="002e2316"/>
    </style:style>
    <style:style style:name="T34" style:family="text">
      <style:text-properties officeooo:rsid="002f4a4e"/>
    </style:style>
    <style:style style:name="T35" style:family="text">
      <style:text-properties officeooo:rsid="002f660a"/>
    </style:style>
    <style:style style:name="T36" style:family="text">
      <style:text-properties officeooo:rsid="002ff3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8"><text:span text:style-name="T9">- </text:span><text:span text:style-name="T2">NASA's X-ray space telescope, managed by the Marshall Space Flight Center. </text:span></text:p>
      <text:p text:style-name="P9"><text:span text:style-name="T10">- </text:span><text:span text:style-name="T11">D</text:span><text:span text:style-name="T2">esigned to provide order-of-magnitude improvements to existing Xray imaging resolutions</text:span></text:p>
      <text:p text:style-name="P9"><text:span text:style-name="T2"/></text:p>
      <text:p text:style-name="P11"><text:span text:style-name="T2">- These high resolution imaging results were accomplished which is roughly recognizable on these pictures</text:span></text:p>
      <text:p text:style-name="P11"><text:span text:style-name="T2">- Left side: ROSAT Telescope, </text:span><text:span text:style-name="T3">a german satellite observing x-rays. It got destroyed in 2011 reentering earths athmosphere</text:span></text:p>
      <text:p text:style-name="P12"><text:span text:style-name="T3">-</text:span><text:span text:style-name="T2"> We see not only </text:span><text:span text:style-name="T4">significantly higher resolution, but also chandra is able to do spectroscopy. Different colors indicate different energies</text:span></text:p>
      <text:p text:style-name="P13"><text:span text:style-name="T4">-</text:span><text:span text:style-name="T5"> </text:span><text:span text:style-name="T7">I</text:span><text:span text:style-name="T19">t is in a highly elliptical orbit around Earth with an orbital period of ~64h. </text:span></text:p>
      <text:p text:style-name="P14"><text:span text:style-name="T5">- </text:span><text:span text:style-name="T19">The high eccentricity allows it to escape Earth's radiation belt</text:span></text:p>
      <text:p text:style-name="P14"><text:span text:style-name="T6">-</text:span><text:span text:style-name="T19"> </text:span><text:span text:style-name="T7">L</text:span><text:span text:style-name="T19">ong period is great for longer integration times</text:span></text:p>
      <text:p text:style-name="P10"><text:span text:style-name="T12">- </text:span><text:span text:style-name="T2">The observatory is a spacecraft </text:span><text:span text:style-name="T13">with </text:span><text:span text:style-name="T2">scientific instruments. </text:span></text:p>
      <text:p text:style-name="P16"><text:span text:style-name="T1">-</text:span><text:span text:style-name="T18">&gt;</text:span><text:span text:style-name="T1"> Change slide</text:span></text:p>
      <text:p text:style-name="P10"><text:span text:style-name="T14">- </text:span><text:span text:style-name="T2">These include the </text:span><text:span text:style-name="T8">H</text:span><text:span text:style-name="T15">igh </text:span><text:span text:style-name="T8">R</text:span><text:span text:style-name="T15">esolution </text:span><text:span text:style-name="T8">M</text:span><text:span text:style-name="T15">irror </text:span><text:span text:style-name="T8">A</text:span><text:span text:style-name="T15">ssembly</text:span><text:span text:style-name="T2">,</text:span><text:span text:style-name="T17"> the high resolution camera,</text:span><text:span text:style-name="T2"> </text:span><text:span text:style-name="T16">the Advanced CCD Imaging Spectrometer (ACIS)</text:span><text:span text:style-name="T2"> and 2 objective transmission gratings</text:span></text:p>
      <text:p text:style-name="P15"><text:span text:style-name="T2">- These will be discussed by José and Tiepolo </text:span></text:p>
      <text:p text:style-name="P15"><text:span text:style-name="T2">- After a discussion of the telesopes features, Ruben will talk about the sources that we detect with it</text:span></text:p>
      <text:p text:style-name="P4"><text:span text:style-name="T20">- I'm gonna present the last part which will be examples of scientific discoveries made with Chandra</text:span></text:p>
      <text:p text:style-name="P1"/>
      <text:p text:style-name="P7">Example discoveries</text:p>
      <text:p text:style-name="P2"/>
      <text:p text:style-name="P3">Earliest images of x<text:span text:style-name="T21">-rays in shockwaves of supernova</text:span></text:p>
      <text:p text:style-name="P5">- called SN1987A implicating ....</text:p>
      <text:p text:style-name="P5">- <text:span text:style-name="T23">In Large Magellanic Cloud which is a dwarf satellite galaxy of our milky way</text:span></text:p>
      <text:p text:style-name="P6">- <text:span text:style-name="T24">We see propagating shockwave. Core collapses and forms pressure wave, turns into spherically outwards propagating shockwave</text:span></text:p>
      <text:p text:style-name="P17">*</text:p>
      <text:p text:style-name="P21">- now here you see data from ALMA (radio, newly formed dust), HUBBLE and CHANDRA </text:p>
      <text:p text:style-name="P22">- We don't know what object actually lies in the center of this supernova now</text:p>
      <text:p text:style-name="P23">- <text:span text:style-name="T25">Could be star that's shielded from our view due to dust in the way</text:span></text:p>
      <text:p text:style-name="P23"><text:span text:style-name="T26">- Star could have (by accreting matter) futher collapsed into a BH or neutron star but we can't see it because no matter falls into it </text:span></text:p>
      <text:p text:style-name="P23"><text:span text:style-name="T27">*</text:span></text:p>
      <text:p text:style-name="P23"><text:span text:style-name="T26"><text:s/></text:span><text:span text:style-name="T27">Halo of hot gas surrounding milky way</text:span></text:p>
      <text:p text:style-name="P25">- Spans over 300.000 light years and has mass of all of the stars in MW combined</text:p>
      <text:p text:style-name="P24">- How did we find out? Observe 8 bright x-ray sources located far beyond (100s of mills of l.y.) the galaxy</text:p>
      <text:p text:style-name="P26">- <text:span text:style-name="T29">Data actually revealed that x-rays are selectively absorbed by oxygen ions in the gas </text:span></text:p>
      <text:p text:style-name="P27">- We could determine the Temperature of the gas to be 1-2.5 million K.</text:p>
      <text:p text:style-name="P18">*</text:p>
      <text:p text:style-name="P18">Hand of god photograph</text:p>
      <text:p text:style-name="P27">- What we see here is the picture of a pulsar, right here</text:p>
      <text:p text:style-name="P27">- 17.000 ly away. Pulsars are rapidly spinning neutron stars (around 7 per s)</text:p>
      <text:p text:style-name="P28">- what we see here is what's called the pulsar nebula </text:p>
      <text:p text:style-name="P28">- Star exploded and formed a neutron star </text:p>
      <text:p text:style-name="P28"><text:soft-page-break/>- The charged particles in the matter of the cloud are formed in a certain shape due to the rotation of the strong magnetic field </text:p>
      <text:p text:style-name="P29">- We can actually observe these clouds in the x-ray spectrum because there's a lot of synchroton rad.</text:p>
      <text:p text:style-name="P28">- Appears to look like a giant hand </text:p>
      <text:p text:style-name="P28">- <text:span text:style-name="T30">Also dust cloud that gets heated up (lower E)</text:span></text:p>
      <text:p text:style-name="P19">*</text:p>
      <text:p text:style-name="P19">Beethoven burst</text:p>
      <text:p text:style-name="P30">- Beethoven burst. Is gamma ray bust. Name because discovery coinciding with 229th anniversary of Beethoven Bday</text:p>
      <text:p text:style-name="P31">- <text:span text:style-name="T31">What roughly is a Gamma Ray Burst? Very highly luminous flash associated with an astronomical explosion </text:span></text:p>
      <text:p text:style-name="P32"><text:span text:style-name="T31">- And what did Chandra see? </text:span></text:p>
      <text:p text:style-name="P32"><text:span text:style-name="T28">*</text:span></text:p>
      <text:p text:style-name="P32"><text:span text:style-name="T32">- <text:s/>We see the afterglow</text:span></text:p>
      <text:p text:style-name="P33">- A GRB typically has an afterglow emitting in different wavelenghts, we're interested in X-ray</text:p>
      <text:p text:style-name="P33">- <text:span text:style-name="T33">We see the K_alpha line of iron. The presence of iron indicates a massive star</text:span></text:p>
      <text:p text:style-name="P34">- <text:span text:style-name="T34">This led scientists to believe that what caused the GRB was actually a hypernova </text:span></text:p>
      <text:p text:style-name="P35">-<text:span text:style-name="T22">&gt;</text:span> really massive star collapses</text:p>
      <text:p text:style-name="P20">*</text:p>
      <text:p text:style-name="P20">New type of black hole detected by Chandra</text:p>
      <text:p text:style-name="P35">- in Galaxy M82, here a picture by the Hubble telescope</text:p>
      <text:p text:style-name="P35">- <text:span text:style-name="T35">here with Chandra, of the X-rays</text:span></text:p>
      <text:p text:style-name="P36">- We're actually only interested in a very small part of this image, namely the central region</text:p>
      <text:p text:style-name="P36">- <text:span text:style-name="T36">What do we see here? Picture taken at some point, other picture taken 3 months later</text:span></text:p>
      <text:p text:style-name="P37">-<text:span text:style-name="T22">&gt;</text:span> Fluctuating x-ray emissions around 600 ly away from the center of the Galaxy</text:p>
      <text:p text:style-name="P38">- fluctuations on such a short timescale indicate black hole </text:p>
      <text:p text:style-name="P38">- but not as heavy as a supermassive BH (like this one here) but heavier than a stellar black hole </text:p>
      <text:p text:style-name="P38">-<text:span text:style-name="T22">&gt; </text:span>Intermediate-Mass-Black hole!!</text:p>
      <text:p text:style-name="P38"/>
      <text:p text:style-name="P39">Thank you for your attention! </text:p>
      <text:p text:style-name="P3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Historic" svg:font-family="'Segoe UI Historic'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2T21:28:13.700000000</meta:creation-date>
    <dc:date>2022-12-12T22:50:00.287000000</dc:date>
    <meta:editing-duration>PT1H21M18S</meta:editing-duration>
    <meta:editing-cycles>53</meta:editing-cycles>
    <meta:generator>LibreOffice/5.4.7.2$Windows_X86_64 LibreOffice_project/c838ef25c16710f8838b1faec480ebba495259d0</meta:generator>
    <meta:document-statistic meta:table-count="0" meta:image-count="0" meta:object-count="0" meta:page-count="2" meta:paragraph-count="63" meta:word-count="713" meta:character-count="4045" meta:non-whitespace-character-count="3376"/>
  </office:meta>
</office:document-meta>
</file>